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34367" calcext:value-type="float">
            <text:p>0.6634367</text:p>
          </table:table-cell>
          <table:table-cell office:value-type="float" office:value="0.0010131" calcext:value-type="float">
            <text:p>0.0010131</text:p>
          </table:table-cell>
          <table:table-cell office:value-type="float" office:value="0.6614481" calcext:value-type="float">
            <text:p>0.6614481</text:p>
          </table:table-cell>
          <table:table-cell office:value-type="float" office:value="0.6654195" calcext:value-type="float">
            <text:p>0.6654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48681" calcext:value-type="float">
            <text:p>0.2648681</text:p>
          </table:table-cell>
          <table:table-cell office:value-type="float" office:value="0.0009461" calcext:value-type="float">
            <text:p>0.0009461</text:p>
          </table:table-cell>
          <table:table-cell office:value-type="float" office:value="0.263018" calcext:value-type="float">
            <text:p>0.263018</text:p>
          </table:table-cell>
          <table:table-cell office:value-type="float" office:value="0.2667265" calcext:value-type="float">
            <text:p>0.26672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16952" calcext:value-type="float">
            <text:p>0.0716952</text:p>
          </table:table-cell>
          <table:table-cell office:value-type="float" office:value="0.0005531" calcext:value-type="float">
            <text:p>0.0005531</text:p>
          </table:table-cell>
          <table:table-cell office:value-type="float" office:value="0.0706186" calcext:value-type="float">
            <text:p>0.0706186</text:p>
          </table:table-cell>
          <table:table-cell office:value-type="float" office:value="0.0727869" calcext:value-type="float">
            <text:p>0.0727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5:31:24.663000000</dc:date>
    <meta:editing-duration>PT54M12S</meta:editing-duration>
    <meta:editing-cycles>11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